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esentation Kicad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chema</text:p>
              </text:list-item>
              <text:list-item>
                <text:p>Pcb</text:p>
              </text:list-item>
              <text:list-item>
                <text:p>frais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À propos de kicad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inux</text:p>
                <text:list>
                  <text:list-item>
                    <text:p>Debian/ubuntu</text:p>
                  </text:list-item>
                  <text:list-item>
                    <text:p>compilation</text:p>
                  </text:list-item>
                </text:list>
              </text:list-item>
              <text:list-item>
                <text:p>Window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Nightly windows : <text:a xlink:href="http://kicad.nosoftware.cz/" xlink:type="simple">http://kicad.nosoftware.cz/</text:a></text:p>
              <text:p>OSX: <text:a xlink:href="http://www.mdx4.org/index.php?/categories/5-Kicad&amp;serendipity[lang_selected]=en" xlink:type="simple">http://www.mdx4.org/index.php?/categories/5-Kicad&amp;serendipity[lang_selected]=en</text:a></text:p>
              <text:p/>
              <text:p/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kflow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<text:a xlink:href="http://f6kgl.f5kff.free.fr/Kicad.pdf" xlink:type="simple">http://f6kgl.f5kff.free.fr/Kicad.pdf</text:a></text:p>
              <text:p/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bs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Kicadlib.com</text:p>
              <text:p/>
              <text:p><text:a xlink:href="http://smisioto.no-ip.org/elettronica/kicad/kicad-en.htm" xlink:type="simple">http://smisioto.no-ip.org/elettronica/kicad/kicad-en.htm</text:a></text:p>
              <text:p/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eschema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vpcb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cbnew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Regles conception : <text:a xlink:href="http://www.dipole-electronique.fr/bien-regler-kicad/" xlink:type="simple">http://www.dipole-electronique.fr/bien-regler-kicad/</text:a></text:p>
              <text:p/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xport gerber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erber to gcode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harlyrobot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Verdan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Verdana" style:font-family-complex="Verdan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20pt" style:font-style-asian="normal" style:font-weight-asian="normal" style:font-name-complex="Verdana" style:font-family-complex="Verdan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32pt" style:font-style-asian="normal" style:font-weight-asian="normal" style:font-name-complex="Verdana" style:font-family-complex="Verdan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32pt" style:font-style-asian="normal" style:font-weight-asian="normal" style:font-name-complex="Verdana" style:font-family-complex="Verdan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44pt" style:font-style-asian="normal" style:font-weight-asian="normal" style:font-name-complex="Verdana" style:font-family-complex="Verdan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4T10:37:31</meta:creation-date>
    <dc:date>2014-05-17T12:32:01.912780186</dc:date>
    <meta:editing-duration>PT8M57S</meta:editing-duration>
    <meta:editing-cycles>2</meta:editing-cycles>
    <meta:generator>LibreOffice/4.1.6.2$Linux_X86_64 LibreOffice_project/410m0$Build-2</meta:generator>
    <dc:creator>Jérôme Labidurie</dc:creator>
    <meta:document-statistic meta:object-count="69"/>
  </office:meta>
</office:document-meta>
</file>